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4.87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1.88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6.01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559cm"/>
    </style:style>
    <style:style style:name="co15" style:family="table-column">
      <style:table-column-properties fo:break-before="auto" style:column-width="2.829cm"/>
    </style:style>
    <style:style style:name="co16" style:family="table-column">
      <style:table-column-properties fo:break-before="auto" style:column-width="6.562cm"/>
    </style:style>
    <style:style style:name="co17" style:family="table-column">
      <style:table-column-properties fo:break-before="auto" style:column-width="4.2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ransversalité">
      <style:table-properties table:display="true" style:writing-mode="lr-tb"/>
    </style:style>
    <style:style style:name="ta2" style:family="table" style:master-page-name="PageStyle_5f_Nouvelle_20_Catgorie">
      <style:table-properties table:display="true" style:writing-mode="lr-tb"/>
    </style:style>
    <style:style style:name="ta3" style:family="table" style:master-page-name="PageStyle_5f_Prisme_20_tourisme_20_durable">
      <style:table-properties table:display="true" style:writing-mode="lr-tb"/>
    </style:style>
    <style:style style:name="ta4" style:family="table" style:master-page-name="PageStyle_5f_Générateur_20_d_27_activité_20_B_20_to_20_C">
      <style:table-properties table:display="true" style:writing-mode="lr-tb"/>
    </style:style>
    <style:style style:name="ta5" style:family="table" style:master-page-name="PageStyle_5f_Générateur_20_d_27_activité_20_B_20_to_20_B">
      <style:table-properties table:display="true" style:writing-mode="lr-tb"/>
    </style:style>
    <style:style style:name="ta6" style:family="table" style:master-page-name="PageStyle_5f_Stratégie_20_d_27_influence_20_de_20_l_27_OTCP">
      <style:table-properties table:display="true" style:writing-mode="lr-tb"/>
    </style:style>
    <style:style style:name="ta7" style:family="table" style:master-page-name="PageStyle_5f_Satisfaction_20_clients">
      <style:table-properties table:display="true" style:writing-mode="lr-tb"/>
    </style:style>
    <style:style style:name="ta8" style:family="table" style:master-page-name="PageStyle_5f_Pilotage_20_budgétaire">
      <style:table-properties table:display="true" style:writing-mode="lr-tb"/>
    </style:style>
    <style:style style:name="ce1" style:family="table-cell" style:parent-style-name="Excel_20_Built-in_20_Normal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Transversalité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office:value-type="string">
            <text:p>Satisfaction</text:p>
          </table:table-cell>
          <table:table-cell office:value-type="string">
            <text:p>Vision partagée</text:p>
          </table:table-cell>
          <table:table-cell office:value-type="string">
            <text:p>Engagement</text:p>
          </table:table-cell>
          <table:table-cell table:number-columns-repeated="1020"/>
        </table:table-row>
        <table:table-row table:style-name="ro1">
          <table:table-cell office:value-type="string">
            <text:p>Relevé</text:p>
          </table:table-cell>
          <table:table-cell office:value-type="float" office:value="56">
            <text:p>56</text:p>
          </table:table-cell>
          <table:table-cell office:value-type="float" office:value="512">
            <text:p>512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Objectif</text:p>
          </table:table-cell>
          <table:table-cell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Relevé précédent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uvelle Catgorie" table:style-name="ta2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1">
          <table:table-cell/>
          <table:table-cell office:value-type="string">
            <text:p>Données test</text:p>
          </table:table-cell>
          <table:table-cell table:number-columns-repeated="1022"/>
        </table:table-row>
        <table:table-row table:style-name="ro1">
          <table:table-cell office:value-type="string">
            <text:p>Relevé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Objectif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me tourisme durable" table:style-name="ta3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office:value-type="string">
            <text:p>Participants</text:p>
          </table:table-cell>
          <table:table-cell office:value-type="string">
            <text:p>Engagement GDS</text:p>
          </table:table-cell>
          <table:table-cell office:value-type="string">
            <text:p>Stratégie vélo</text:p>
          </table:table-cell>
          <table:table-cell table:number-columns-repeated="1020"/>
        </table:table-row>
        <table:table-row table:style-name="ro1">
          <table:table-cell office:value-type="string">
            <text:p>Relevé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343">
            <text:p>343</text:p>
          </table:table-cell>
          <table:table-cell table:number-columns-repeated="1020"/>
        </table:table-row>
        <table:table-row table:style-name="ro1">
          <table:table-cell office:value-type="string">
            <text:p>Objectif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 office:value-type="string">
            <text:p>Relevé précédent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énérateur d'activité B to C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office:value-type="string">
            <text:p>Vente billetterie</text:p>
          </table:table-cell>
          <table:table-cell office:value-type="string">
            <text:p>Fréquentation parisinfo.com</text:p>
          </table:table-cell>
          <table:table-cell office:value-type="string">
            <text:p>Engagment Instagram</text:p>
          </table:table-cell>
          <table:table-cell table:number-columns-repeated="1020"/>
        </table:table-row>
        <table:table-row table:style-name="ro1">
          <table:table-cell office:value-type="string">
            <text:p>Relevé</text:p>
          </table:table-cell>
          <table:table-cell office:value-type="float" office:value="2485">
            <text:p>2485</text:p>
          </table:table-cell>
          <table:table-cell office:value-type="float" office:value="5326">
            <text:p>5326</text:p>
          </table:table-cell>
          <table:table-cell office:value-type="float" office:value="4213">
            <text:p>4213</text:p>
          </table:table-cell>
          <table:table-cell table:number-columns-repeated="1020"/>
        </table:table-row>
        <table:table-row table:style-name="ro1">
          <table:table-cell office:value-type="string">
            <text:p>Objectif</text:p>
          </table:table-cell>
          <table:table-cell table:number-columns-repeated="1023"/>
        </table:table-row>
        <table:table-row table:style-name="ro1">
          <table:table-cell office:value-type="string">
            <text:p>Relevé précédent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énérateur d'activité B to B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office:value-type="string">
            <text:p>Indice wish list</text:p>
          </table:table-cell>
          <table:table-cell office:value-type="string">
            <text:p>Nombre de leads convention bureau</text:p>
          </table:table-cell>
          <table:table-cell table:number-columns-repeated="1021"/>
        </table:table-row>
        <table:table-row table:style-name="ro1">
          <table:table-cell office:value-type="string">
            <text:p>Relevé</text:p>
          </table:table-cell>
          <table:table-cell office:value-type="float" office:value="89">
            <text:p>89</text:p>
          </table:table-cell>
          <table:table-cell office:value-type="float" office:value="6532">
            <text:p>6532</text:p>
          </table:table-cell>
          <table:table-cell table:number-columns-repeated="1021"/>
        </table:table-row>
        <table:table-row table:style-name="ro1">
          <table:table-cell office:value-type="string">
            <text:p>Objectif</text:p>
          </table:table-cell>
          <table:table-cell table:number-columns-repeated="1023"/>
        </table:table-row>
        <table:table-row table:style-name="ro1">
          <table:table-cell office:value-type="string">
            <text:p>Relevé précédent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tégie d'influence de l'OTCP" table:style-name="ta6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22" table:default-cell-style-name="Excel_20_Built-in_20_Normal"/>
        <table:table-row table:style-name="ro1">
          <table:table-cell/>
          <table:table-cell office:value-type="string">
            <text:p>Indicateur de réputation</text:p>
          </table:table-cell>
          <table:table-cell table:number-columns-repeated="1022"/>
        </table:table-row>
        <table:table-row table:style-name="ro1">
          <table:table-cell office:value-type="string">
            <text:p>Relevé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office:value-type="string">
            <text:p>Objectif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levé précédent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isfaction clients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/>
          <table:table-cell office:value-type="string">
            <text:p>Enquête CRT</text:p>
          </table:table-cell>
          <table:table-cell office:value-type="string">
            <text:p>Enquête SAV</text:p>
          </table:table-cell>
          <table:table-cell office:value-type="string">
            <text:p>Sondage Zoom utilité services OTCP</text:p>
          </table:table-cell>
          <table:table-cell office:value-type="string">
            <text:p>Satisfaction B to B</text:p>
          </table:table-cell>
          <table:table-cell table:number-columns-repeated="1019"/>
        </table:table-row>
        <table:table-row table:style-name="ro1">
          <table:table-cell office:value-type="string">
            <text:p>Relevé</text:p>
          </table:table-cell>
          <table:table-cell office:value-type="float" office:value="74">
            <text:p>74</text:p>
          </table:table-cell>
          <table:table-cell office:value-type="float" office:value="4.1">
            <text:p>4.1</text:p>
          </table:table-cell>
          <table:table-cell office:value-type="float" office:value="4.2">
            <text:p>4.2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string">
            <text:p>Objectif</text:p>
          </table:table-cell>
          <table:table-cell office:value-type="float" office:value="90">
            <text:p>90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 office:value-type="string">
            <text:p>Relevé précédent</text:p>
          </table:table-cell>
          <table:table-cell office:value-type="float" office:value="40">
            <text:p>40</text:p>
          </table:table-cell>
          <table:table-cell office:value-type="float" office:value="3.1">
            <text:p>3.1</text:p>
          </table:table-cell>
          <table:table-cell office:value-type="float" office:value="3.9">
            <text:p>3.9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otage budgétaire" table:style-name="ta8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1">
          <table:table-cell/>
          <table:table-cell office:value-type="string">
            <text:p>CA</text:p>
          </table:table-cell>
          <table:table-cell office:value-type="string">
            <text:p>Dépenses</text:p>
          </table:table-cell>
          <table:table-cell office:value-type="string">
            <text:p>Résultat</text:p>
          </table:table-cell>
          <table:table-cell table:number-columns-repeated="1020"/>
        </table:table-row>
        <table:table-row table:style-name="ro1">
          <table:table-cell office:value-type="string">
            <text:p>Relevé</text:p>
          </table:table-cell>
          <table:table-cell office:value-type="string">
            <text:p>85.451</text:p>
          </table:table-cell>
          <table:table-cell office:value-type="string">
            <text:p>48.100</text:p>
          </table:table-cell>
          <table:table-cell office:value-type="string">
            <text:p>37.351</text:p>
          </table:table-cell>
          <table:table-cell table:number-columns-repeated="1020"/>
        </table:table-row>
        <table:table-row table:style-name="ro1">
          <table:table-cell office:value-type="string">
            <text:p>Objectif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/05/2022</text:date>, <text:time>17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versalité" style:display-name="PageStyle_Transversalit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uvelle_20_Catgorie" style:display-name="PageStyle_Nouvelle Catgor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sme_20_tourisme_20_durable" style:display-name="PageStyle_Prisme tourisme dur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énérateur_20_d_27_activité_20_B_20_to_20_C" style:display-name="PageStyle_Générateur d'activité B to 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énérateur_20_d_27_activité_20_B_20_to_20_B" style:display-name="PageStyle_Générateur d'activité B to 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ratégie_20_d_27_influence_20_de_20_l_27_OTCP" style:display-name="PageStyle_Stratégie d'influence de l'OTC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tisfaction_20_clients" style:display-name="PageStyle_Satisfaction cli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lotage_20_budgétaire" style:display-name="PageStyle_Pilotage budgétai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5-03T17:59:08.58</dc:date>
    <meta:editing-duration>P1DT8H34M40S</meta:editing-duration>
    <meta:editing-cycles>6</meta:editing-cycles>
    <meta:document-statistic meta:table-count="8" meta:cell-count="90" meta:object-count="0"/>
  </office:meta>
</office:document-meta>
</file>